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startFOP( String [ ]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n.accept( File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startFOPWithDynamicClasspath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n.checkDependenc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n.getJARLis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